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Syndrome" style:family="table">
      <style:table-properties style:width="4.697cm" table:align="left"/>
    </style:style>
    <style:style style:name="Syndrome.A" style:family="table-column">
      <style:table-column-properties style:column-width="2.404cm"/>
    </style:style>
    <style:style style:name="Syndrome.B" style:family="table-column">
      <style:table-column-properties style:column-width="2.293cm"/>
    </style:style>
    <style:style style:name="Syndrome.A1" style:family="table-cell">
      <style:table-cell-properties fo:padding="0.097cm" fo:border-left="0.05pt solid #000000" fo:border-right="none" fo:border-top="0.05pt solid #000000" fo:border-bottom="0.05pt solid #000000"/>
    </style:style>
    <style:style style:name="Syndrome.B1" style:family="table-cell">
      <style:table-cell-properties fo:padding="0.097cm" fo:border="0.05pt solid #000000"/>
    </style:style>
    <style:style style:name="Syndrome.A2" style:family="table-cell">
      <style:table-cell-properties fo:padding="0.097cm" fo:border-left="0.05pt solid #000000" fo:border-right="none" fo:border-top="none" fo:border-bottom="0.05pt solid #000000"/>
    </style:style>
    <style:style style:name="Syndrome.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e179b" officeooo:paragraph-rsid="001e179b"/>
    </style:style>
    <style:style style:name="P2" style:family="paragraph" style:parent-style-name="Text_20_body">
      <style:text-properties officeooo:rsid="0024d83f" officeooo:paragraph-rsid="0025e59a"/>
    </style:style>
    <style:style style:name="P3" style:family="paragraph" style:parent-style-name="Text_20_body">
      <style:text-properties officeooo:rsid="002865e5" officeooo:paragraph-rsid="003b14ea"/>
    </style:style>
    <style:style style:name="P4" style:family="paragraph" style:parent-style-name="Text_20_body">
      <style:text-properties officeooo:rsid="0031b254" officeooo:paragraph-rsid="003b14ea"/>
    </style:style>
    <style:style style:name="P5" style:family="paragraph" style:parent-style-name="Text_20_body">
      <style:text-properties officeooo:rsid="003b14ea" officeooo:paragraph-rsid="003b14ea"/>
    </style:style>
    <style:style style:name="P6" style:family="paragraph" style:parent-style-name="Text_20_body">
      <style:text-properties officeooo:rsid="002b212e" officeooo:paragraph-rsid="003b14ea"/>
    </style:style>
    <style:style style:name="P7" style:family="paragraph" style:parent-style-name="Text_20_body">
      <style:text-properties style:text-position="0% 100%" officeooo:rsid="005b67d8" officeooo:paragraph-rsid="005b67d8"/>
    </style:style>
    <style:style style:name="P8" style:family="paragraph" style:parent-style-name="Text_20_body">
      <style:text-properties style:text-position="0% 100%" officeooo:rsid="005d22c3" officeooo:paragraph-rsid="005d22c3"/>
    </style:style>
    <style:style style:name="P9" style:family="paragraph" style:parent-style-name="Text_20_body">
      <style:text-properties officeooo:rsid="0056fae8" officeooo:paragraph-rsid="0056fae8"/>
    </style:style>
    <style:style style:name="P10" style:family="paragraph" style:parent-style-name="Text_20_body">
      <style:text-properties officeooo:rsid="004b2d06" officeooo:paragraph-rsid="004b2d06"/>
    </style:style>
    <style:style style:name="P11" style:family="paragraph" style:parent-style-name="Text_20_body">
      <style:text-properties officeooo:rsid="0058d5aa" officeooo:paragraph-rsid="0058d5aa"/>
    </style:style>
    <style:style style:name="P12" style:family="paragraph" style:parent-style-name="Text_20_body">
      <style:text-properties officeooo:rsid="0058dcc8" officeooo:paragraph-rsid="00593403"/>
    </style:style>
    <style:style style:name="P13" style:family="paragraph" style:parent-style-name="Text_20_body">
      <style:text-properties officeooo:rsid="006a96f0" officeooo:paragraph-rsid="006a96f0"/>
    </style:style>
    <style:style style:name="P14" style:family="paragraph" style:parent-style-name="Text_20_body">
      <style:text-properties officeooo:rsid="006b3d19" officeooo:paragraph-rsid="006cdf43"/>
    </style:style>
    <style:style style:name="P15" style:family="paragraph" style:parent-style-name="Text_20_body">
      <style:text-properties officeooo:rsid="006cdf43" officeooo:paragraph-rsid="006cdf43"/>
    </style:style>
    <style:style style:name="P16" style:family="paragraph" style:parent-style-name="Text_20_body">
      <style:text-properties officeooo:rsid="006efdb0" officeooo:paragraph-rsid="006efdb0"/>
    </style:style>
    <style:style style:name="P17" style:family="paragraph" style:parent-style-name="Text_20_body">
      <style:text-properties officeooo:rsid="00701516" officeooo:paragraph-rsid="00701516"/>
    </style:style>
    <style:style style:name="P18" style:family="paragraph" style:parent-style-name="Text_20_body">
      <style:text-properties officeooo:rsid="007aee96" officeooo:paragraph-rsid="007aee96"/>
    </style:style>
    <style:style style:name="P19" style:family="paragraph" style:parent-style-name="Text_20_body">
      <style:text-properties officeooo:rsid="007ecdce" officeooo:paragraph-rsid="007ecdce"/>
    </style:style>
    <style:style style:name="P20" style:family="paragraph" style:parent-style-name="Text_20_body">
      <style:text-properties officeooo:rsid="0080a69b" officeooo:paragraph-rsid="0080a69b"/>
    </style:style>
    <style:style style:name="P21" style:family="paragraph" style:parent-style-name="Text_20_body">
      <style:text-properties officeooo:rsid="0081766f" officeooo:paragraph-rsid="0081766f"/>
    </style:style>
    <style:style style:name="P22" style:family="paragraph" style:parent-style-name="Text_20_body">
      <style:text-properties officeooo:rsid="008473ae" officeooo:paragraph-rsid="008994d6"/>
    </style:style>
    <style:style style:name="P23" style:family="paragraph" style:parent-style-name="Text_20_body">
      <style:text-properties officeooo:rsid="008ec2db" officeooo:paragraph-rsid="008ec2db"/>
    </style:style>
    <style:style style:name="P24" style:family="paragraph" style:parent-style-name="Text_20_body">
      <style:text-properties officeooo:rsid="008fd5f7" officeooo:paragraph-rsid="008fd5f7"/>
    </style:style>
    <style:style style:name="P25" style:family="paragraph" style:parent-style-name="Text_20_body">
      <style:text-properties officeooo:rsid="009132d6" officeooo:paragraph-rsid="009132d6"/>
    </style:style>
    <style:style style:name="P26" style:family="paragraph" style:parent-style-name="Text_20_body">
      <style:text-properties officeooo:rsid="009606fd" officeooo:paragraph-rsid="009606fd"/>
    </style:style>
    <style:style style:name="P27" style:family="paragraph" style:parent-style-name="Text_20_body">
      <style:text-properties officeooo:rsid="009a7588" officeooo:paragraph-rsid="009a7588"/>
    </style:style>
    <style:style style:name="P28" style:family="paragraph" style:parent-style-name="Text_20_body">
      <style:text-properties officeooo:rsid="009c56a3" officeooo:paragraph-rsid="009c56a3"/>
    </style:style>
    <style:style style:name="P29" style:family="paragraph" style:parent-style-name="Text_20_body">
      <style:text-properties officeooo:rsid="009e17ef" officeooo:paragraph-rsid="009e17ef"/>
    </style:style>
    <style:style style:name="P30" style:family="paragraph" style:parent-style-name="Text_20_body">
      <style:text-properties officeooo:rsid="005976d8" officeooo:paragraph-rsid="005b67d8"/>
    </style:style>
    <style:style style:name="P31" style:family="paragraph" style:parent-style-name="Text_20_body">
      <style:text-properties officeooo:rsid="009edbe1" officeooo:paragraph-rsid="009edbe1"/>
    </style:style>
    <style:style style:name="P32" style:family="paragraph" style:parent-style-name="Table_20_Contents">
      <style:text-properties officeooo:rsid="0058dcc8" officeooo:paragraph-rsid="0058dcc8"/>
    </style:style>
    <style:style style:name="P33" style:family="paragraph" style:parent-style-name="Table_20_Contents">
      <style:text-properties style:text-line-through-style="solid" style:text-line-through-type="single" officeooo:rsid="0058dcc8" officeooo:paragraph-rsid="0058dcc8"/>
    </style:style>
    <style:style style:name="P34" style:family="paragraph" style:parent-style-name="Text_20_body">
      <style:text-properties officeooo:rsid="008582df" officeooo:paragraph-rsid="008ce8c4"/>
    </style:style>
    <style:style style:name="P35" style:family="paragraph" style:parent-style-name="Text_20_body">
      <style:text-properties officeooo:rsid="0025e59a" officeooo:paragraph-rsid="005ffc63"/>
    </style:style>
    <style:style style:name="P36" style:family="paragraph" style:parent-style-name="Text_20_body">
      <style:text-properties officeooo:rsid="00a2284e" officeooo:paragraph-rsid="00a2284e"/>
    </style:style>
    <style:style style:name="P37" style:family="paragraph" style:parent-style-name="Heading_20_1">
      <style:text-properties officeooo:rsid="003b14ea" officeooo:paragraph-rsid="003b14ea"/>
    </style:style>
    <style:style style:name="T1" style:family="text">
      <style:text-properties officeooo:rsid="00a15e64"/>
    </style:style>
    <style:style style:name="T2" style:family="text">
      <style:text-properties style:text-position="super 58%"/>
    </style:style>
    <style:style style:name="T3" style:family="text">
      <style:text-properties style:text-position="super 58%" officeooo:rsid="002b212e"/>
    </style:style>
    <style:style style:name="T4" style:family="text">
      <style:text-properties style:text-position="super 58%" officeooo:rsid="004b86a7"/>
    </style:style>
    <style:style style:name="T5" style:family="text">
      <style:text-properties style:text-position="super 58%" officeooo:rsid="00577ffa"/>
    </style:style>
    <style:style style:name="T6" style:family="text">
      <style:text-properties style:text-position="super 58%" officeooo:rsid="008582df"/>
    </style:style>
    <style:style style:name="T7" style:family="text">
      <style:text-properties officeooo:rsid="0025e59a"/>
    </style:style>
    <style:style style:name="T8" style:family="text">
      <style:text-properties officeooo:rsid="002b212e"/>
    </style:style>
    <style:style style:name="T9" style:family="text">
      <style:text-properties style:text-position="sub 58%" officeooo:rsid="002b212e"/>
    </style:style>
    <style:style style:name="T10" style:family="text">
      <style:text-properties style:text-position="sub 58%" fo:font-weight="bold" officeooo:rsid="003b14ea" style:font-weight-asian="bold" style:font-weight-complex="bold"/>
    </style:style>
    <style:style style:name="T11" style:family="text">
      <style:text-properties style:text-position="sub 58%" officeooo:rsid="003c3ba3"/>
    </style:style>
    <style:style style:name="T12" style:family="text">
      <style:text-properties style:text-position="sub 58%" officeooo:rsid="004b86a7"/>
    </style:style>
    <style:style style:name="T13" style:family="text">
      <style:text-properties style:text-position="sub 58%" officeooo:rsid="00593403"/>
    </style:style>
    <style:style style:name="T14" style:family="text">
      <style:text-properties style:text-position="sub 58%" officeooo:rsid="005ffc63"/>
    </style:style>
    <style:style style:name="T15" style:family="text">
      <style:text-properties style:text-position="0% 100%"/>
    </style:style>
    <style:style style:name="T16" style:family="text">
      <style:text-properties style:text-position="0% 100%" officeooo:rsid="0031b254"/>
    </style:style>
    <style:style style:name="T17" style:family="text">
      <style:text-properties style:text-position="0% 100%" officeooo:rsid="003c3ba3"/>
    </style:style>
    <style:style style:name="T18" style:family="text">
      <style:text-properties style:text-position="0% 100%" officeooo:rsid="0048bc0a"/>
    </style:style>
    <style:style style:name="T19" style:family="text">
      <style:text-properties style:text-position="0% 100%" fo:font-style="italic" style:font-style-asian="italic" style:font-style-complex="italic"/>
    </style:style>
    <style:style style:name="T20" style:family="text">
      <style:text-properties style:text-position="0% 100%" fo:font-style="italic" officeooo:rsid="004c82a0" style:font-style-asian="italic" style:font-style-complex="italic"/>
    </style:style>
    <style:style style:name="T21" style:family="text">
      <style:text-properties style:text-position="0% 100%" officeooo:rsid="004b86a7"/>
    </style:style>
    <style:style style:name="T22" style:family="text">
      <style:text-properties style:text-position="0% 100%" officeooo:rsid="004c82a0"/>
    </style:style>
    <style:style style:name="T23" style:family="text">
      <style:text-properties style:text-position="0% 100%" officeooo:rsid="004e8028"/>
    </style:style>
    <style:style style:name="T24" style:family="text">
      <style:text-properties style:text-position="0% 100%" officeooo:rsid="004fcdfe"/>
    </style:style>
    <style:style style:name="T25" style:family="text">
      <style:text-properties style:text-position="0% 100%" officeooo:rsid="00506fba"/>
    </style:style>
    <style:style style:name="T26" style:family="text">
      <style:text-properties style:text-position="0% 100%" officeooo:rsid="0051a539"/>
    </style:style>
    <style:style style:name="T27" style:family="text">
      <style:text-properties style:text-position="0% 100%" officeooo:rsid="0053837a"/>
    </style:style>
    <style:style style:name="T28" style:family="text">
      <style:text-properties style:text-position="0% 100%" officeooo:rsid="0053efdc"/>
    </style:style>
    <style:style style:name="T29" style:family="text">
      <style:text-properties style:text-position="0% 100%" officeooo:rsid="00577ffa"/>
    </style:style>
    <style:style style:name="T30" style:family="text">
      <style:text-properties style:text-position="0% 100%" officeooo:rsid="002b212e"/>
    </style:style>
    <style:style style:name="T31" style:family="text">
      <style:text-properties style:text-position="0% 100%" officeooo:rsid="0058dcc8"/>
    </style:style>
    <style:style style:name="T32" style:family="text">
      <style:text-properties style:text-position="0% 100%" officeooo:rsid="00593403"/>
    </style:style>
    <style:style style:name="T33" style:family="text">
      <style:text-properties style:text-position="0% 100%" officeooo:rsid="005d22c3"/>
    </style:style>
    <style:style style:name="T34" style:family="text">
      <style:text-properties style:text-position="0% 100%" officeooo:rsid="00619ca3"/>
    </style:style>
    <style:style style:name="T35" style:family="text">
      <style:text-properties style:text-position="0% 100%" officeooo:rsid="006205e3"/>
    </style:style>
    <style:style style:name="T36" style:family="text">
      <style:text-properties style:text-position="0% 100%" officeooo:rsid="00716cef"/>
    </style:style>
    <style:style style:name="T37" style:family="text">
      <style:text-properties style:text-position="0% 100%" officeooo:rsid="0073cc7f"/>
    </style:style>
    <style:style style:name="T38" style:family="text">
      <style:text-properties style:text-position="0% 100%" officeooo:rsid="0074852f"/>
    </style:style>
    <style:style style:name="T39" style:family="text">
      <style:text-properties style:text-position="0% 100%" officeooo:rsid="00756a7b"/>
    </style:style>
    <style:style style:name="T40" style:family="text">
      <style:text-properties style:text-position="0% 100%" officeooo:rsid="0075a59b"/>
    </style:style>
    <style:style style:name="T41" style:family="text">
      <style:text-properties style:text-position="0% 100%" officeooo:rsid="00762f59"/>
    </style:style>
    <style:style style:name="T42" style:family="text">
      <style:text-properties style:text-position="0% 100%" officeooo:rsid="00765af8"/>
    </style:style>
    <style:style style:name="T43" style:family="text">
      <style:text-properties style:text-position="0% 100%" officeooo:rsid="0077647d"/>
    </style:style>
    <style:style style:name="T44" style:family="text">
      <style:text-properties style:text-position="0% 100%" officeooo:rsid="0078c828"/>
    </style:style>
    <style:style style:name="T45" style:family="text">
      <style:text-properties style:text-position="0% 100%" officeooo:rsid="0078edf1"/>
    </style:style>
    <style:style style:name="T46" style:family="text">
      <style:text-properties style:text-position="0% 100%" officeooo:rsid="0079deec"/>
    </style:style>
    <style:style style:name="T47" style:family="text">
      <style:text-properties style:text-position="0% 100%" officeooo:rsid="007ce058"/>
    </style:style>
    <style:style style:name="T48" style:family="text">
      <style:text-properties officeooo:rsid="003b14ea"/>
    </style:style>
    <style:style style:name="T49" style:family="text">
      <style:text-properties fo:font-weight="bold" style:font-weight-asian="bold" style:font-weight-complex="bold"/>
    </style:style>
    <style:style style:name="T50" style:family="text">
      <style:text-properties fo:font-weight="bold" officeooo:rsid="003b14ea" style:font-weight-asian="bold" style:font-weight-complex="bold"/>
    </style:style>
    <style:style style:name="T51" style:family="text">
      <style:text-properties officeooo:rsid="003c3ba3"/>
    </style:style>
    <style:style style:name="T52" style:family="text">
      <style:text-properties officeooo:rsid="00577ffa"/>
    </style:style>
    <style:style style:name="T53" style:family="text">
      <style:text-properties style:text-line-through-style="solid" style:text-line-through-type="single"/>
    </style:style>
    <style:style style:name="T54" style:family="text">
      <style:text-properties officeooo:rsid="005b67d8"/>
    </style:style>
    <style:style style:name="T55" style:family="text">
      <style:text-properties officeooo:rsid="005bdf9c"/>
    </style:style>
    <style:style style:name="T56" style:family="text">
      <style:text-properties officeooo:rsid="005ffc63"/>
    </style:style>
    <style:style style:name="T57" style:family="text">
      <style:text-properties officeooo:rsid="0069f8cf"/>
    </style:style>
    <style:style style:name="T58" style:family="text">
      <style:text-properties officeooo:rsid="006cdf43"/>
    </style:style>
    <style:style style:name="T59" style:family="text">
      <style:text-properties officeooo:rsid="006e7f8e"/>
    </style:style>
    <style:style style:name="T60" style:family="text">
      <style:text-properties officeooo:rsid="00701516"/>
    </style:style>
    <style:style style:name="T61" style:family="text">
      <style:text-properties officeooo:rsid="0080a69b"/>
    </style:style>
    <style:style style:name="T62" style:family="text">
      <style:text-properties officeooo:rsid="0081b761"/>
    </style:style>
    <style:style style:name="T63" style:family="text">
      <style:text-properties officeooo:rsid="008582df"/>
    </style:style>
    <style:style style:name="T64" style:family="text">
      <style:text-properties officeooo:rsid="008f7080"/>
    </style:style>
    <style:style style:name="T65" style:family="text">
      <style:text-properties officeooo:rsid="009132d6"/>
    </style:style>
    <style:style style:name="T66" style:family="text">
      <style:text-properties officeooo:rsid="0092d650"/>
    </style:style>
    <style:style style:name="T67" style:family="text">
      <style:text-properties officeooo:rsid="009443cf"/>
    </style:style>
    <style:style style:name="T68" style:family="text">
      <style:text-properties officeooo:rsid="00965781"/>
    </style:style>
    <style:style style:name="T69" style:family="text">
      <style:text-properties officeooo:rsid="0096c395"/>
    </style:style>
    <style:style style:name="T70" style:family="text">
      <style:text-properties officeooo:rsid="009c59cc"/>
    </style:style>
    <style:style style:name="T71" style:family="text">
      <style:text-properties officeooo:rsid="00a02aea"/>
    </style:style>
    <style:style style:name="T72" style:family="text">
      <style:text-properties officeooo:rsid="00a037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rror Correction</text:p>
      <text:h text:style-name="Heading_20_1" text:outline-level="1">Overview</text:h>
      <text:p text:style-name="P2">The practical asks to write a Java application with a GUI that allows experimentation with Hamming codes. The objective of the experiments is to investigate the trade-off between reliability and information rate. As required, my program generates (2<text:span text:style-name="T2">r</text:span> – 1, 2<text:span text:style-name="T2">r</text:span> – 1 – r, r) linear Hamming codes, encodes data, corrupts it (introduces random errors), and decodes it. By default r takes on values from 2 to 6. <text:span text:style-name="T7">After decoding statistics are output reflecting the effectiveness of the code.</text:span></text:p>
      <text:p text:style-name="P35">On top of these basic requirements, I have implemented two extensions. The maximum value of ‘r’ can be set by the user, thus the codes generated have r starting at 2 and ending at the user defined value. Furthermore, I have implemented and compared Hamming codes to Multi-Dimensional Parity Check (MDPC). This error correcting code offers more reliability in sacrifice of information rate thus allowing a richer evaluation of the trade-off. <text:span text:style-name="T33">MDPC can fix up to n/2 errors, where n is the number of dimensions. The sizes of the dimensions reduce the chance of having an error in the data bits and help make the correction process more deterministic.</text:span></text:p>
      <text:p text:style-name="P36"><text:span text:style-name="T33">T</text:span><text:span text:style-name="T15">o run the program simply execute ‘make’ from within the submission directory.</text:span></text:p>
      <text:h text:style-name="P37" text:outline-level="1">Definitions</text:h>
      <text:p text:style-name="P4"><text:span text:style-name="T48">Some definitions for this submission:<text:line-break/></text:span><text:span text:style-name="T49">weight</text:span> of an n-bit word is the number of bits set to 1 (aka cardinality or hamming distance from the all-zero n-bit word)<text:line-break/><text:span text:style-name="T50">data bits</text:span><text:span text:style-name="T48"> or </text:span><text:span text:style-name="T50">data part</text:span><text:span text:style-name="T48"> (</text:span><text:span text:style-name="T50">d</text:span><text:span text:style-name="T48">) is the part of a codeword that carries the data<text:line-break/></text:span><text:span text:style-name="T50">parity bits</text:span><text:span text:style-name="T48"> or </text:span><text:span text:style-name="T50">parity part</text:span><text:span text:style-name="T48"> (</text:span><text:span text:style-name="T50">p</text:span><text:span text:style-name="T48">) is the part of a codeword that is attached for error correction<text:line-break/></text:span><text:span text:style-name="T50">parity generation matrix</text:span><text:span text:style-name="T48"> (</text:span><text:span text:style-name="T50">X</text:span><text:span text:style-name="T48">) is the matrix that is used to generate the parity bits for an input word<text:line-break/></text:span><text:span text:style-name="T50">I</text:span><text:span text:style-name="T10">n</text:span><text:span text:style-name="T48"> is the identity matrix of size n</text:span></text:p>
      <text:h text:style-name="Heading_20_1" text:outline-level="1"><text:span text:style-name="T8">Matrices of the </text:span>Error Correction <text:span text:style-name="T8">Codes</text:span></text:h>
      <text:p text:style-name="P9">This section proves that for each code at most one matrix needs to be stored. That is the common part X <text:span text:style-name="T57">of </text:span>the generator matrix, the parity check matrix, and the syndrome table.</text:p>
      <text:p text:style-name="P3">The <text:span text:style-name="T8">specification says that we should generate 3 arrays for each Hamming code. Those are a generation matrix, a parity check matrix, and a syndrome table. However, this would take up too much memory for longer Hamming codes (and especially for longer MDPC). The size of the generator matrix for an arbitrary Hamming code is (2</text:span><text:span text:style-name="T3">r</text:span><text:span text:style-name="T8"> – 1 – r)*(2</text:span><text:span text:style-name="T3">r</text:span><text:span text:style-name="T8"> – 1) (I</text:span><text:span text:style-name="T9">r</text:span><text:span text:style-name="T8"> attached to a matrix of all r-bit words with a weight of 2 or more). The size of the parity check matrix is (2</text:span><text:span text:style-name="T3">r</text:span><text:span text:style-name="T8"> -1)*r (all r-</text:span><text:span text:style-name="T16">bit words without the all-zero)</text:span><text:span text:style-name="T8">. Finally, the syndrome table has 2</text:span><text:span text:style-name="T3">r</text:span><text:span text:style-name="T8"> entries, each consisting of a code word with length 2</text:span><text:span text:style-name="T3">r</text:span><text:span text:style-name="T8"> –1 and a syndrome of length r (all 2</text:span><text:span text:style-name="T3">r</text:span><text:span text:style-name="T8"> -1 bit words of weight 1 or 0 and the result </text:span><text:soft-page-break/><text:span text:style-name="T8">of multiplying each by the parity check matrix). Obviously, for larger values of r, 3 matrices of such sizes would take up a lot of memory.</text:span></text:p>
      <text:p text:style-name="P3"><text:span text:style-name="T8">I have therefore opted out of storing all of them and instead I am only keeping the common part X. X is a (2</text:span><text:span text:style-name="T3">r</text:span><text:span text:style-name="T8"> – 1 – r)*r parity generation matrix (and its smaller than the generator and the parity check matrices). It consists of all r-bit words of weight 2 or more. Since X has the same number of rows as the generator matrix, input data words remain the same length (2</text:span><text:span text:style-name="T3">r </text:span><text:span text:style-name="T30">–</text:span><text:span text:style-name="T29"> 1 – r).</text:span></text:p>
      <text:p text:style-name="P6">Multiplying an input word by X gives the parity of that word <text:span text:style-name="T52">which has length r</text:span>. The codeword is simply the concatenation of the input word and its parity. <text:span text:style-name="T52">Resulting in the same word of 2</text:span><text:span text:style-name="T5">r</text:span><text:span text:style-name="T52"> – 1 bits as multiplying the input word by the generator matrix. </text:span>Thus, a generator matrix is not needed.</text:p>
      <text:p text:style-name="P5">When a codeword is generated, the first 2<text:span text:style-name="T2">r</text:span> – 1 – r bits are the word itself and the latter r bits are the parity bits. <text:span text:style-name="T51">Multiplying the codeword by the parity check matrix gives the same as summing the products of the multiplications of (the data part by X) and (the parity part by I</text:span><text:span text:style-name="T11">r</text:span><text:span text:style-name="T51">). That is, for a codeword cw=d+p (concatenation, rather than addition of data part and parity part),<text:line-break/>cw*H = d*X+p*I</text:span><text:span text:style-name="T11">r</text:span><text:span text:style-name="T51">. (Since the parity check matrix H consists of all rows of both X and I</text:span><text:span text:style-name="T11">r</text:span><text:span text:style-name="T17">.</text:span><text:span text:style-name="T18">)</text:span><text:span text:style-name="T17"> </text:span><text:span text:style-name="T18">The right side of this equation is then d*X + p, as multiplication by any I gives the same word. Therefore, cw*H = d*X + p. Instead of calculating cw*H, it suffice to multiply d by X and then add p. Thus, a parity check matrix is not needed.</text:span></text:p>
      <text:p text:style-name="P10"><text:span text:style-name="T15">A lookup in a syndrome table tells us which bits need to be flipped in order to reconstruct the original codeword. However, there is no practical use of fixing errors in the parity part of a codeword, </text:span><text:span text:style-name="T25">since,</text:span><text:span text:style-name="T15"> after correcti</text:span><text:span text:style-name="T25">o</text:span><text:span text:style-name="T15">n, only the data part is valuable. Thus, we can reduce the size of the default syndrome table by r (amount of entries that have a true bit in their parity part). </text:span><text:span text:style-name="T24">That is remove the last r entries from the table and the last r bits of each remaining word. </text:span><text:span text:style-name="T25">We can safely do this as the zero bits do not affect the final product of the multiplication with X. </text:span><text:span text:style-name="T15">We can also remove the all-zero word. Now, a successful lookup in the syndrome table gives the mask we need to add to the data part in order to restore it to the way it was sent. An unsuccessful lookup means that there is </text:span><text:span text:style-name="T19">no fixable</text:span><text:span text:style-name="T15"> </text:span><text:span text:style-name="T19">error </text:span><text:span text:style-name="T20">in the data bits</text:span><text:span text:style-name="T15">, in which case the data part is not changed. </text:span><text:span text:style-name="T21">Now the syndrome table has 2</text:span><text:span text:style-name="T4">r</text:span><text:span text:style-name="T21"> – 1 – r entries (all 2</text:span><text:span text:style-name="T4">r </text:span><text:span text:style-name="T21">bit words </text:span><text:span text:style-name="T23">with a 1 in their data part</text:span><text:span text:style-name="T21">) this makes </text:span><text:span text:style-name="T22">them</text:span><text:span text:style-name="T21"> a</text:span><text:span text:style-name="T26">n</text:span><text:span text:style-name="T21"> I</text:span><text:span text:style-name="T12">2</text:span><text:span text:style-name="T4">r</text:span><text:span text:style-name="T12"> – 1 – r </text:span><text:span text:style-name="T21">. </text:span><text:span text:style-name="T26">Furthermore, multiplying a word of weight 1 by a matrix gives a product equal to one row in the matrix. The position of the 1 in the word determines the row, the zeros in the word remove the weight of any of the other rows. Therefore, the matrix of the syndromes is the same as X. </text:span><text:span text:style-name="T27">When a codeword cw is received, the syndrome s is calculated as s = cw*H. Using the equation from above, s = d*X + p. Now, looking up s in X gives the index of the faulty bit in d. </text:span><text:span text:style-name="T28">Thus, a syndrome table is not needed.</text:span></text:p>
      <text:p text:style-name="P11"><text:span text:style-name="T15">An example </text:span><text:span text:style-name="T31">syndrome table </text:span><text:span text:style-name="T15">for r = 3, (7, 4, 3) Hamming code.</text:span></text:p>
      <table:table table:name="Syndrome" table:style-name="Syndrome">
        <table:table-column table:style-name="Syndrome.A"/>
        <table:table-column table:style-name="Syndrome.B"/>
        <table:table-row>
          <table:table-cell table:style-name="Syndrome.A1" office:value-type="string">
            <text:p text:style-name="P32">error</text:p>
          </table:table-cell>
          <table:table-cell table:style-name="Syndrome.B1" office:value-type="string">
            <text:p text:style-name="P32">syndrome</text:p>
          </table:table-cell>
        </table:table-row>
        <table:table-row>
          <table:table-cell table:style-name="Syndrome.A2" office:value-type="string">
            <text:p text:style-name="P32">1000 <text:span text:style-name="T53">000</text:span></text:p>
            <text:p text:style-name="P32">0100 <text:span text:style-name="T53">000</text:span></text:p>
            <text:p text:style-name="P32">0010 <text:span text:style-name="T53">000</text:span></text:p>
            <text:p text:style-name="P32">0001 <text:span text:style-name="T53">000</text:span></text:p>
            <text:p text:style-name="P33">0000 100</text:p>
            <text:p text:style-name="P33"><text:soft-page-break/>0000 010</text:p>
            <text:p text:style-name="P33">0000 001</text:p>
          </table:table-cell>
          <table:table-cell table:style-name="Syndrome.B2" office:value-type="string">
            <text:p text:style-name="P32">011</text:p>
            <text:p text:style-name="P32">101</text:p>
            <text:p text:style-name="P32">110</text:p>
            <text:p text:style-name="P32">111</text:p>
            <text:p text:style-name="P33">100</text:p>
            <text:p text:style-name="P33"><text:soft-page-break/>010</text:p>
            <text:p text:style-name="P33">001</text:p>
          </table:table-cell>
        </table:table-row>
      </table:table>
      <text:p text:style-name="P12"><text:span text:style-name="T28">C</text:span><text:span text:style-name="T15">learly, the syndromes form the parity check matrix H for this Hamming code. </text:span><text:span text:style-name="T32">If we drop the entries that fix errors in the parity of a received codeword, we are left with the parity generation matrix X on the right and I</text:span><text:span text:style-name="T13">4 </text:span><text:span text:style-name="T32">on the left. </text:span><text:span text:style-name="T34">A </text:span><text:span text:style-name="T35">s</text:span><text:span text:style-name="T32">yndrome’</text:span><text:span text:style-name="T34">s</text:span><text:span text:style-name="T32"> index in X is the index of the flipped bit.</text:span></text:p>
      <text:p text:style-name="P7">Multi-Dimensional Parity Check (MDPC) codes, as described <text:span text:style-name="T55">in IEEE documentation [1], use a generator matrix to encode and failed dimension marking to correct errors. The generator matrix can be converted to standard form with the basic matrix operations described in the lectures. The algorithm described in the paper essentially multiplies identity matrices and columns of ones. This results in at least one identity matrix within the generator matrix (number depends on the sizes of the dimensions). From a generator matrix in standard form, we can easily extract an identity matrix and have a remaining part X. Now, encoding can happen the same way as Hamming codes – multiplication of input word by X and attaching the result to the input word.</text:span></text:p>
      <text:p text:style-name="P8">The suggested method for correcting errors is essentially: use the data bits to generate a new parity, compare the calculated parity to the received parity, flip a data bit that would reduce the difference and repeat until either all errors are fixed or it is determined that there are more errors than can be fixed. <text:span text:style-name="T56">In practice, the difference between the two parties is the same as their binary addition. Thus, similar to Hamming codes, we calculate expected parity, add it to the received parity, and now we can use X to determine which bit explains most of the changes. Hamming codes try to explain the difference with one row of X (the addition of that row to the sum of the parities must be 0). MDPC takes this further and explains the difference with a sum of multiple rows of X. So, after receiving a codeword cw = d+p (concatenation), we can calculate d*H, add that to p to obtain p</text:span><text:span text:style-name="T14">s</text:span><text:span text:style-name="T56">, look for 1 to n/2 rows in X that when summed result in p</text:span><text:span text:style-name="T14">s</text:span><text:span text:style-name="T56">. Again, we only need to store the common part X without a generator matrix, a parity check matrix, nor a syndrome table.</text:span></text:p>
      <text:h text:style-name="Heading_20_1" text:outline-level="1">Implementation</text:h>
      <text:p text:style-name="P13">I have split my program in two packages. One handles encoding and decoding, providing an interface for those, while the other is the implementation of the GUI.</text:p>
      <text:h text:style-name="Heading_20_2" text:outline-level="2">Codes</text:h>
      <text:p text:style-name="P14">The codes package has 5 classes <text:span text:style-name="T58">to represent binary strings, codes, and a couple of operations</text:span>.</text:p>
      <text:p text:style-name="P14">An instance of the ‘Word’ class represents a sequence of binary digits that make up one row, an input word, or an encoded word. I have used Java’s BitSet class for this implementation and defined common operations on binary words as methods. Some of these are addition, multiplication, bit flip, concatenation, Kronecker Multiplication (needed for MDPC).</text:p>
      <text:p text:style-name="P15">The abstract class ‘<text:span text:style-name="T60">Abstract</text:span>Code’ defines the basic functionality of every error correcting code. <text:span text:style-name="T59">The class also declares a ‘fix’ method which takes a word that needs to be corrected and the sum of the received parity and the calculated parity (this is sum is referred to as the ‘estimatedParity’)</text:span>. <text:span text:style-name="T59">The method returns a word after attempting to fix this one (may or may not be successful).</text:span></text:p>
      <text:p text:style-name="P16"><text:soft-page-break/>The ‘Hamming’ class is a simple implementation of the Hamming code which provides a constructor that fills the X parity generation matrix and an implementation of the aforementioned ‘fix’ method that looks for the ‘estimatedParity’ in X, if it finds it at index i, it flips the i<text:span text:style-name="T2">th</text:span><text:span text:style-name="T15"> index of the given word.</text:span></text:p>
      <text:p text:style-name="P17"><text:span text:style-name="T15">The ‘MDPC’ class contains a constructor, an implementation of the ‘fix’ method and a number of helper methods. One of the helper methods is used </text:span><text:span text:style-name="T36">to recursively add words of X in an attempt to find which </text:span><text:span text:style-name="T38">set</text:span><text:span text:style-name="T36"> of indexes </text:span><text:span text:style-name="T37">sum</text:span><text:span text:style-name="T36"> to ‘estimatedParity’. </text:span><text:span text:style-name="T45">Note that calculating all possible sums for each codeword has the same complexity as iterating a table that has them all precomputed since the addition (xor) is practically linear. </text:span><text:span text:style-name="T46">Therefore, I have chosen to reduce space complexity of the algorithm with no effect on the time complexity.</text:span><text:span text:style-name="T36"><text:line-break/></text:span><text:span text:style-name="T39">The other helper methods are used when generating the X matrix. </text:span><text:span text:style-name="T40">I have also written two methods which implement the matrix generation from the paper. They, however, are not used in the program but are simply there for reference. </text:span><text:span text:style-name="T41">Both of these methods result in a matrix that can be converted to standard. The proof for that is the fact that after encoding, certain bits of the codeword form the data bits (which is used when decoding). </text:span><text:span text:style-name="T42">Furthermore, generating the matrix involves multiplication of an identity matrix at every stage. This ensures that the matrix can be converted to normal form.<text:line-break/></text:span><text:span text:style-name="T41">To make a parity generation matrix X </text:span><text:span text:style-name="T42">without first obtaining any of the other two, I don’t add the identity part until the next iteration of the loop</text:span><text:span text:style-name="T41">. </text:span><text:span text:style-name="T42">At each step, Ir is the I matrix that comes next to be added and Ig is the I matrix that would be attached to X to form the generator matrix. </text:span><text:span text:style-name="T43">Kronecker multiplication takes place as per the algorithm requires and matrices are concatenated. </text:span><text:span text:style-name="T44">Note that Ir and Ig are not multiplied, therefore X does not have the columns that would form an identity matrix.</text:span></text:p>
      <text:p text:style-name="P18"><text:span text:style-name="T44">F</text:span><text:span text:style-name="T15">inally, ‘ErrorCorrection’ is the class that contains the static methods that encode and decode messages. These methods are passed a string and an ‘AbstractCode’ (both Hamming and MDPC are children of this class). The methods divide the strings into chunks, apply encoding/decoding respectively and return a new string.<text:line-break/></text:span><text:span text:style-name="T47">The class also has an utility method ‘zeroExtend’ which adds leading zeros to a message, so that it can be properly divided into chunks.</text:span></text:p>
      <text:h text:style-name="Heading_20_2" text:outline-level="2">UI</text:h>
      <text:p text:style-name="P19">The user interface package has <text:span text:style-name="T61">5 </text:span>classes <text:span text:style-name="T61">that represent different layers of my GUI implementation, and one class that performs operations on messages.</text:span></text:p>
      <text:p text:style-name="P20">The ‘Randomnizer’ class has 3 static methods that generate a binary message of a given length, introduce errors into such a message with a given chance of corruption, and finally invert all the bits of a given message. The first two methods are used when running the experiments, the third one is called when decoding a message with more than 50% chance of error.</text:p>
      <text:p text:style-name="P21">As I was writing my GUI, the code became longer and longer, new variables got introduced and more positioning code was added. So, I decided to split the code of the interface into five classes that are bound by inheritance. <text:span text:style-name="T62">Dividing the code amongst files was necessary, but all the methods needed access to the variables of the Jframe. Having them inherit from one another gives the methods all the necessary access without having to pass around a Jframe object, and makes the code </text:span><text:soft-page-break/><text:span text:style-name="T62">cleaner and easier to read. The inheritance relationships are as follows: Layer 1 extends Jframe, Layer 2 extends Layer 1, … Layer 5 extends Layer 4. Layer 5 is the runnable class with a main method that creates a Jframe object and calls the appropriate methods. Each layer has a name that reflects its purpose. Layer 1 holds all the variables declarations. Layer 2 defines how input is parsed from the user. Layer 3 defines all the components on the main Jframe. Layer 4 runs all the experiments and writes the results in components of the Jframe. Layer 5 defines how the components react to different user inputs. As can be seen, each layer requires functionality from the ones below it, making this way of organization very useful.</text:span></text:p>
      <text:p text:style-name="P22">Lastly, here are some notes on the overall user interface.</text:p>
      <text:p text:style-name="P22">The components are put inside <text:span text:style-name="T63">tabs. There is a main tab that allows configurations on how an experiment is run, the ‘GO’ button and two tables the present statistics (more on those below). When the ‘GO’ button is pressed, the experiment as described in the practical specification, is run. By default, 100 runs are performed, each message has a length of 500 bits, the probability with which errors are introduced is 5%, the probability of 1 (true bit) in the generated string is 50% (leaving also 50% for 0, false bit). The ‘Max r’ field sets the maximum r for which encoding should be done. By default, that is 6 and it runs experiments with Hamming of r = 2, 3, 4, 5, 6. Setting a higher value will expand this list. The dimensions for the MDPC codes are the values of r. For each value of r, a new tab is created that shows the results of runs. In each tab r = k, there are the Hamming code (2</text:span><text:span text:style-name="T6">k</text:span><text:span text:style-name="T63"> – 1, 2</text:span><text:span text:style-name="T6">k</text:span><text:span text:style-name="T63"> – 1 – k, 3) and MDPC with k-1 dimensions with values from 2 to k. This means that for larger values of Max r, the codes will become exponentially longer and will take more time to run. The reduce the wait time for some tests, I have added the ‘Do MDPC?’ check box. If that box is not selected, MDPC will not be performed, allowing experimentation with longer Hamming codes, without the incredible slowness of MDPC.</text:span></text:p>
      <text:p text:style-name="P34">There is a ‘Custom r’ tab which can be used to experiment with larger codes without running through all the smaller codes. The values entered in the ‘r = ‘ field are used as dimension lengths of MDPC. The number of values gives the ‘r’ of the Hamming code. Note that a dimension of length 1 does not change he MDPC code, so one can add multiple ones to increase the Hamming code while keeping the same MDPC. So, entering “3,1,5,2” will make a Hamming code with r=4, and a 4-Dimensional Parity Check code of which the second dimension has no effect on the code (and is therefore the same as a 3-DPC with dimensions (3, 5, 2)).</text:p>
      <text:p text:style-name="P34">Pressing Enter while editing the r values in the custom tab will run the experiment only for the custom tab. Pressing Enter while editing the number of runs to perform will run the experiment for all r form 2 to max r but NOT for the custom tab. Pressing Enter while editing the message will run the full experiment with only that message.</text:p>
      <text:p text:style-name="P23">In the default case when ‘GO’ is pressed, first all r from 2 to max r get run and then the custom tab gets run. <text:span text:style-name="T64">That is, a message is generated, it is passed to all tabs with ‘r=?’, then the next message is generated, repeating for the number of runs. After that the same is performed with the custom tab. This is why after pressing ‘GO’ the message displayed is not the one in the ‘r=?’ tabs but only matches the one in the custom tab.</text:span></text:p>
      <text:h text:style-name="Heading_20_1" text:outline-level="1"><text:soft-page-break/>Statistics</text:h>
      <text:p text:style-name="P24">To generate statistics I am using Apache’s math3 Java library which has a built-in one way ANOVA functionality. All the required statistical information is presented in two tables in the main tab. The first one contains the analysis over all the Hamming codes. The second one contains the analysis of the combined Hamming codes vs the combined MDPC codes. <text:span text:style-name="T65">Running the experiment multiple times consistently yield significant results with a significance level between 1 and 3 %.</text:span></text:p>
      <text:p text:style-name="P25">The ANOVA thus proves that the difference between the distances (distance between original word and decoded word) is significant. Looking at the tables in the other tabs, it can be seen that as the length of the code increases, the number of <text:span text:style-name="T66">uncorrectable </text:span>errors also increases. <text:span text:style-name="T67">As can be seen from the short tables in the tabs, the longer the Hamming code, the more likely it is to get an error in the data bits. In a channel with lower probability of error, longer Hamming codes are usable and will allow higher information rate. On a more noisy channel, a shorter Hamming code is preferred but that will limit performance.</text:span></text:p>
      <text:p text:style-name="P26">An alternative is to use MDPC codes for better error handling on a noisy channel, while <text:span text:style-name="T68">maintaining</text:span> a relatively good bandwidth. <text:span text:style-name="T69">As the number of dimensions of a MDPC code grows, the information rate falls drastically. The information rate for each dimension of length k is (k – 1)/k. The total information rate is the product of these ratios. So, for a (2,3,4,5) MDPC, the information rate is (2-1)*(3-1)*(4-1)*(5-1)/(2*3*4*5) = 2*3*4/(2*3*4*5) = 1/5 = 0.2. Much less than Hamming codes but much better at fixing errors.</text:span></text:p>
      <text:p text:style-name="P27">The ANOVA analysis between Hamming and MDPC proves that there is a statistically significant difference between the two. Observing the long tables in the tabs shows that MDPCs are better at correcting errors.</text:p>
      <text:h text:style-name="Heading_20_1" text:outline-level="1">Conclusion</text:h>
      <text:p text:style-name="P28">Overall, my submission achieves all required basic functionality, as well as a number of small GUI extensions, an optimized way of working with code matrices, and the implementation of another error correction code used for comparison in the analysis. <text:span text:style-name="T70">I found the assignment very fascinating and I would have loved to implement the following features in addition: a parity generation matrix X that gets generated on the go (seems easy enough for Hamming, but not so much for MDPC); an implementation of another error correction code (a circular code for example) to analyse that performance as well; multiple small GUI features that would enhance the user experience with the interface.</text:span></text:p>
      <text:h text:style-name="Heading_20_1" text:outline-level="1">References</text:h>
      <text:p text:style-name="P29">While I only used material from the first piece of referenced work, I did look at others when considering which code to implement and the ones <text:span text:style-name="T72">on Low Density Parity Check were</text:span> quite interesting.</text:p>
      <text:p text:style-name="P30"><text:soft-page-break/>1. <text:span text:style-name="T54">Ludek Dudacek, Ivo Vertat<text:line-break/></text:span>Multi-Dimensional Parity Check codes with short block lengths<text:line-break/><text:a xlink:type="simple" xlink:href="https://doi.org/10.1109/TELFOR.2016.7818772" text:style-name="Internet_20_link" text:visited-style-name="Visited_20_Internet_20_Link"><text:span text:style-name="T54">https://doi.org/10.1109/TELFOR.2016.7818772</text:span></text:a></text:p>
      <text:p text:style-name="P31">2. DJC MacKay and RM Neal<text:line-break/>Near Shannon limit performance of low density parity check codes<text:line-break/><text:a xlink:type="simple" xlink:href="http://ieeexplore.ieee.org/stamp/stamp.jsp?tp=&amp;arnumber=533358&amp;tag=1" text:style-name="Internet_20_link" text:visited-style-name="Visited_20_Internet_20_Link">http://ieeexplore.ieee.org/stamp/stamp.jsp?tp=&amp;arnumber=533358&amp;tag=1</text:a></text:p>
      <text:p text:style-name="P31">3. <text:span text:style-name="T71">RG Gallager<text:line-break/>Low-Density Parity-Check codes<text:line-break/></text:span><text:a xlink:type="simple" xlink:href="http://ieeexplore.ieee.org/stamp/stamp.jsp?tp=&amp;arnumber=1057683" text:style-name="Internet_20_link" text:visited-style-name="Visited_20_Internet_20_Link"><text:span text:style-name="T71">http://ieeexplore.ieee.org/stamp/stamp.jsp?tp=&amp;arnumber=105768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179b" officeooo:paragraph-rsid="001e179b"/>
    </style:style>
    <style:style style:name="MT1" style:family="text">
      <style:text-properties officeooo:rsid="00a15e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302 Practical 2<text:tab/>150009974<text:tab/>2<text:span text:style-name="MT1">3</text:span> Nov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7:06:56.740558230</meta:creation-date>
    <dc:date>2017-11-23T19:35:16.653445573</dc:date>
    <meta:editing-duration>PT6H56M9S</meta:editing-duration>
    <meta:editing-cycles>127</meta:editing-cycles>
    <meta:generator>LibreOffice/5.2.7.2$Linux_X86_64 LibreOffice_project/20$Build-2</meta:generator>
    <meta:document-statistic meta:table-count="1" meta:image-count="0" meta:object-count="0" meta:page-count="7" meta:paragraph-count="65" meta:word-count="3358" meta:character-count="19003" meta:non-whitespace-character-count="15688"/>
  </office:meta>
</office:document-meta>
</file>